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56af1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56af1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56af1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64900f" officeooo:paragraph-rsid="01a56af1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af1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a56af1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af1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a56af1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a56af1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af1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Heading">
      <style:text-properties officeooo:rsid="018ecf01" officeooo:paragraph-rsid="01907424"/>
    </style:style>
    <style:style style:name="P44" style:family="paragraph" style:parent-style-name="Paragraph">
      <style:text-properties officeooo:rsid="019ead61" officeooo:paragraph-rsid="01a04e6e"/>
    </style:style>
    <style:style style:name="P45" style:family="paragraph" style:parent-style-name="Paragraph">
      <style:text-properties officeooo:rsid="019ead61" officeooo:paragraph-rsid="01a35066"/>
    </style:style>
    <style:style style:name="P46" style:family="paragraph" style:parent-style-name="Paragraph">
      <style:text-properties officeooo:rsid="018df6cb" officeooo:paragraph-rsid="018df6cb"/>
    </style:style>
    <style:style style:name="P47" style:family="paragraph" style:parent-style-name="Paragraph" style:list-style-name="L1">
      <style:text-properties officeooo:rsid="019ead61" officeooo:paragraph-rsid="01a04e6e"/>
    </style:style>
    <style:style style:name="P48" style:family="paragraph" style:parent-style-name="Paragraph" style:list-style-name="L1">
      <style:text-properties officeooo:rsid="019ead61" officeooo:paragraph-rsid="019ead61"/>
    </style:style>
    <style:style style:name="P49" style:family="paragraph" style:parent-style-name="Table_20_Contents">
      <style:text-properties style:font-name="Calibri" fo:font-size="11pt" officeooo:rsid="000bac1b" officeooo:paragraph-rsid="01aa9c33" style:font-size-asian="11pt" style:font-size-complex="11pt"/>
    </style:style>
    <style:style style:name="P50" style:family="paragraph" style:parent-style-name="Table_20_Contents">
      <style:text-properties style:font-name="Calibri" fo:font-size="11pt" officeooo:rsid="013d46b1" officeooo:paragraph-rsid="01aa9c33" style:font-size-asian="11pt" style:font-size-complex="11pt"/>
    </style:style>
    <style:style style:name="P51" style:family="paragraph" style:parent-style-name="Table_20_Contents">
      <style:text-properties style:font-name="Calibri" fo:font-size="11pt" officeooo:paragraph-rsid="01aa9c33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1" fo:font-size="11pt" fo:language="en" fo:country="NZ" officeooo:rsid="01a0fdf5" style:font-size-asian="11pt" style:font-size-complex="11pt"/>
    </style:style>
    <style:style style:name="T12" style:family="text">
      <style:text-properties style:font-name="Calibri1" fo:font-size="11pt" fo:language="en" fo:country="NZ" officeooo:rsid="01a4f199" style:font-size-asian="11pt" style:font-size-complex="11pt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officeooo:rsid="01b171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<text:text-input text:description="">{{ dateString }}</text:text-input></text:p>
            <text:p text:style-name="P51"/>
            <text:p text:style-name="P51"/>
            <text:p text:style-name="P51"/>
            <text:p text:style-name="P51"><text:text-input text:description="">{% if recipient.recipientType == 'company' %}</text:text-input></text:p>
            <text:p text:style-name="P51"><text:text-input text:description="">{{ recipient.companyName }}</text:text-input></text:p>
            <text:p text:style-name="P51"><text:text-input text:description="">{% elif recipient.individuals %}</text:text-input></text:p>
            <text:p text:style-name="P51"><text:text-input text:description="">{% for individual in recipient.individuals %}</text:text-input></text:p>
            <text:p text:style-name="P51"><text:text-input text:description="">{{ individual.firstName }} {{individual.lastName }}</text:text-input></text:p>
            <text:p text:style-name="P51"><text:text-input text:description="">{% endfor %}</text:text-input></text:p>
            <text:p text:style-name="P51"><text:text-input text:description="">{% endif %}</text:text-input><text:text-input text:description=""/></text:p>
            <text:p text:style-name="P50"><text:span text:style-name="T15"><text:text-input text:description="">{% for address in  recipient.contactMethod['address'] %}</text:text-input></text:span></text:p>
            <text:p text:style-name="P50"><text:span text:style-name="T15"><text:text-input text:description="">{{ address }}</text:text-input></text:span></text:p>
            <text:p text:style-name="P49"><text:span text:style-name="T15"><text:text-input text:description="">{% endfor %}</text:text-input></text:span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3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45">We refer to the above transaction, which is due to settle on <text:span text:style-name="T12"><text:text-input text:description="">{{ settlementDate|week_day }}</text:text-input></text:span>, <text:span text:style-name="T11"><text:text-input text:description="">{{ settlementDate }}</text:text-input></text:span><text:span text:style-name="T11">.</text:span> <text:s/>In anticipation of settlement, we <text:span text:style-name="T10">attach</text:span> the following: </text:p>
      <text:list xml:id="list8931987448558302975" text:style-name="L1">
        <text:list-item>
          <text:p text:style-name="P47">Our settlement statement as at <text:span text:style-name="T11"><text:text-input text:description="">{{ settlementDate }}</text:text-input></text:span><text:span text:style-name="T11">.</text:span></text:p>
        </text:list-item>
        <text:list-item>
          <text:p text:style-name="P48">Our trust account deposit slip.</text:p>
        </text:list-item>
        <text:list-item>
          <text:p text:style-name="P47">Our settlement requirements.</text:p>
        </text:list-item>
      </text:list>
      <text:p text:style-name="P44">We will provide the required undertakings prior to settlement. </text:p>
      <text:p text:style-name="P46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soft-page-break/><text:text-input text:description="">{% if loop.index == 1 %}</text:text-input></text:p>
      <text:p text:style-name="P27">Copy To:<text:tab/><text:span text:style-name="T13"><text:text-input text:description="">{{ copy.name }}</text:text-input></text:span></text:p>
      <text:p text:style-name="P23"><text:text-input text:description="">{% else %}</text:text-input></text:p>
      <text:p text:style-name="P23"><text:tab/><text:tab/><text:span text:style-name="T13"><text:text-input text:description="">{{ copy.name }}</text:text-input></text:span></text:p>
      <text:p text:style-name="P23"><text:text-input text:description="">{% endif %}</text:text-input></text:p>
      <text:p text:style-name="P18"><text:tab/><text:tab/><text:span text:style-name="T14"><text:text-input text:description="">{% if copy.email %}</text:text-input></text:span></text:p>
      <text:p text:style-name="P18"><text:tab/><text:tab/><text:span text:style-name="T14"><text:text-input text:description="">{{ copy.email }}</text:text-input></text:span></text:p>
      <text:p text:style-name="P23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4"><text:text-input text:description="">{% endif %}</text:text-input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09:58:48.715361000</dc:date>
    <meta:editing-duration>P3DT3H17S</meta:editing-duration>
    <meta:editing-cycles>397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65" meta:word-count="546" meta:character-count="2629" meta:non-whitespace-character-count="2288"/>
  </office:meta>
</office:document-meta>
</file>